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6pt" fo:font-style="normal" fo:font-weight="normal" style:font-name-asian="Times-Roman" style:font-size-asian="16pt" style:font-style-asian="normal" style:font-weight-asian="normal" style:font-name-complex="Times-Roman" style:font-size-complex="16pt" style:font-style-complex="normal" style:font-weight-complex="normal"/>
    </style:style>
    <style:style style:name="P2" style:family="paragraph" style:parent-style-name="Standard" style:list-style-name="L5">
      <style:paragraph-properties fo:text-align="start" style:justify-single-word="false" style:text-autospace="none"/>
      <style:text-properties style:use-window-font-color="true" style:font-name="Times-Roman" fo:font-size="16pt" fo:font-style="normal" fo:font-weight="normal" style:font-name-asian="Times-Roman" style:font-size-asian="16pt" style:font-style-asian="normal" style:font-weight-asian="normal" style:font-name-complex="Times-Roman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6pt" fo:font-style="normal" fo:font-weight="bold" style:font-name-asian="Times-Roman" style:font-size-asian="16pt" style:font-style-asian="normal" style:font-weight-asian="bold" style:font-name-complex="Times-Roman" style:font-size-complex="16pt" style:font-style-complex="normal" style:font-weight-complex="bold"/>
    </style:style>
    <style:style style:name="P4" style:family="paragraph" style:parent-style-name="Standard" style:list-style-name="L5">
      <style:paragraph-properties fo:text-align="start" style:justify-single-word="false" style:text-autospace="none"/>
      <style:text-properties style:use-window-font-color="true" style:font-name="Times-Roman" fo:font-size="16pt" fo:font-style="normal" fo:font-weight="bold" style:font-name-asian="Times-Roman" style:font-size-asian="16pt" style:font-style-asian="normal" style:font-weight-asian="bold" style:font-name-complex="Times-Roman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6pt" fo:font-weight="normal" style:font-name-asian="Times-Roman" style:font-size-asian="16pt" style:font-weight-asian="normal" style:font-name-complex="Times-Roman" style:font-size-complex="16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6pt" fo:font-weight="bold" style:font-name-asian="Times-Roman" style:font-size-asian="16pt" style:font-weight-asian="bold" style:font-name-complex="Times-Roman" style:font-size-complex="16pt" style:font-weight-complex="bold"/>
    </style:style>
    <style:style style:name="P7" style:family="paragraph" style:parent-style-name="Standard" style:list-style-name="L5">
      <style:paragraph-properties fo:text-align="start" style:justify-single-word="false" style:text-autospace="none"/>
    </style:style>
    <style:style style:name="P8" style:family="paragraph" style:parent-style-name="Standard">
      <style:paragraph-properties fo:margin-top="0cm" fo:margin-bottom="0.635cm" fo:text-align="start" style:justify-single-word="false" style:text-autospace="none"/>
      <style:text-properties style:use-window-font-color="true" style:font-name="Times-Roman" fo:font-size="19pt" fo:font-weight="bold" style:font-name-asian="Times-Roman" style:font-size-asian="19pt" style:font-weight-asian="bold" style:font-name-complex="Times-Roman" style:font-size-complex="19pt" style:font-weight-complex="bold"/>
    </style:style>
    <style:style style:name="P9" style:family="paragraph" style:parent-style-name="Standard">
      <style:paragraph-properties fo:margin-top="0cm" fo:margin-bottom="0.741cm" fo:text-align="start" style:justify-single-word="false" style:text-autospace="none"/>
      <style:text-properties style:use-window-font-color="true" style:font-name="Times-Roman" fo:font-size="16pt" fo:font-weight="bold" style:font-name-asian="Times-Roman" style:font-size-asian="16pt" style:font-weight-asian="bold" style:font-name-complex="Times-Roman" style:font-size-complex="16pt" style:font-weight-complex="bold"/>
    </style:style>
    <style:style style:name="P10" style:family="paragraph" style:parent-style-name="Standard" style:list-style-name="L4">
      <style:paragraph-properties fo:margin-top="0cm" fo:margin-bottom="0.741cm" fo:text-align="start" style:justify-single-word="false" style:text-autospace="none"/>
    </style:style>
    <style:style style:name="P11" style:family="paragraph" style:parent-style-name="Standard">
      <style:paragraph-properties fo:margin-left="1.27cm" fo:margin-right="0cm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6pt" fo:font-weight="normal" style:font-name-asian="Times-Roman" style:font-size-asian="16pt" style:font-weight-asian="normal" style:font-name-complex="Times-Roman" style:font-size-complex="16pt" style:font-weight-complex="normal"/>
    </style:style>
    <style:style style:name="P12" style:family="paragraph" style:parent-style-name="Standard" style:list-style-name="L6">
      <style:paragraph-properties fo:margin-left="1.27cm" fo:margin-right="0cm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6pt" fo:font-weight="normal" style:font-name-asian="Times-Roman" style:font-size-asian="16pt" style:font-weight-asian="normal" style:font-name-complex="Times-Roman" style:font-size-complex="16pt" style:font-weight-complex="normal"/>
    </style:style>
    <style:style style:name="T1" style:family="text">
      <style:text-properties style:use-window-font-color="true" style:font-name="Times-Roman" fo:font-size="16pt" fo:font-weight="bold" style:font-name-asian="Times-Roman" style:font-size-asian="16pt" style:font-weight-asian="bold" style:font-name-complex="Times-Roman" style:font-size-complex="16pt" style:font-weight-complex="bold"/>
    </style:style>
    <style:style style:name="T2" style:family="text">
      <style:text-properties style:use-window-font-color="true" style:font-name="Times-Roman" fo:font-size="16pt" fo:font-weight="normal" style:font-name-asian="Times-Roman" style:font-size-asian="16pt" style:font-weight-asian="normal" style:font-name-complex="Times-Roman" style:font-size-complex="16pt" style:font-weight-complex="normal"/>
    </style:style>
    <style:style style:name="T3" style:family="text">
      <style:text-properties style:use-window-font-color="true" style:font-name="Times-Roman" fo:font-size="16pt" fo:font-style="italic" fo:font-weight="normal" style:font-name-asian="Times-Roman" style:font-size-asian="16pt" style:font-style-asian="italic" style:font-weight-asian="normal" style:font-name-complex="Times-Roman" style:font-size-complex="16pt" style:font-style-complex="italic" style:font-weight-complex="normal"/>
    </style:style>
    <style:style style:name="T4" style:family="text">
      <style:text-properties style:use-window-font-color="true" style:font-name="Times-Roman" fo:font-size="16pt" fo:font-style="normal" fo:font-weight="normal" style:font-name-asian="Times-Roman" style:font-size-asian="16pt" style:font-style-asian="normal" style:font-weight-asian="normal" style:font-name-complex="Times-Roman" style:font-size-complex="16pt" style:font-style-complex="normal" style:font-weight-complex="normal"/>
    </style:style>
    <style:style style:name="T5" style:family="text">
      <style:text-properties style:use-window-font-color="true" style:font-name="Times-Roman" fo:font-size="16pt" fo:font-style="normal" fo:font-weight="bold" style:font-name-asian="Times-Roman" style:font-size-asian="16pt" style:font-style-asian="normal" style:font-weight-asian="bold" style:font-name-complex="Times-Roman" style:font-size-complex="16pt" style:font-style-complex="normal" style:font-weight-complex="bol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se Case 4 – Search</text:p>
      <text:p text:style-name="P9">Brief Description</text:p>
      <text:p text:style-name="P5">This use case describes how an actor can use the system to search for hotels. </text:p>
      <text:p text:style-name="P5"/>
      <text:p text:style-name="P6">Basic Flow</text:p>
      <text:p text:style-name="P6"/>
      <text:p text:style-name="P5">1. This use case starts when an actor wants clicks on the link “Search”</text:p>
      <text:p text:style-name="P5"/>
      <text:p text:style-name="P11">2. A form is loaded for the actor to complete.</text:p>
      <text:list xml:id="list1029082140" text:style-name="L6">
        <text:list-item>
          <text:p text:style-name="P12">Actor can search by the following fields :</text:p>
          <text:p text:style-name="P12"/>
          <text:p text:style-name="P12">- Name of Hotel</text:p>
          <text:p text:style-name="P12">- City</text:p>
          <text:p text:style-name="P12">- Top 10 reviewed hotels</text:p>
          <text:p text:style-name="P12"/>
          <text:p text:style-name="P12"/>
        </text:list-item>
      </text:list>
      <text:p text:style-name="P9">Alternative Flows</text:p>
      <text:list xml:id="list157629066" text:style-name="L4">
        <text:list-header>
          <text:p text:style-name="P10"><text:span text:style-name="T4">NA</text:span></text:p>
        </text:list-header>
      </text:list>
      <text:p text:style-name="P3">Pre-Conditions</text:p>
      <text:p text:style-name="P1">NA </text:p>
      <text:p text:style-name="P1"/>
      <text:p text:style-name="P3">Post-Conditions</text:p>
      <text:p text:style-name="P1">The actors search results are displayed and they can continue to use the syste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ily Maycock</meta:initial-creator>
    <meta:creation-date>2012-07-13T20:46:11</meta:creation-date>
    <dc:date>2012-07-13T20:54:13</dc:date>
    <dc:creator>Emily Maycock</dc:creator>
    <meta:editing-duration>PT8M3S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1" meta:paragraph-count="16" meta:word-count="89" meta:character-count="462"/>
  </office:meta>
</office:document-meta>
</file>